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text-position="super 58%"/>
    </style:style>
    <style:style style:name="fr1"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pperDao tutorial</text:h>
      <text:p text:style-name="Standard"/>
      <text:p text:style-name="Standard">We will create a product catalogue and map it to the database tables using mapperdao. We will start with a simple domain model and tables and extend it as it goes.</text:p>
      <text:p text:style-name="Standard"/>
      <text:h text:style-name="Heading_20_3" text:outline-level="3">Setting up the database connection and mapperdao</text:h>
      <text:p text:style-name="Standard">For an online shop, we need to store product information into the database and be able to load those into domain classes. But initially we need a DataSource to configure mapperDao. For this example we will use apache dbcp to create a connection pool and the DataSource:</text:p>
      <text:p text:style-name="Standard"><draw:frame draw:style-name="fr2" draw:name="Frame18" text:anchor-type="paragraph" fo:min-width="16.701cm" draw:z-index="17"><draw:text-box fo:min-height="2.773cm"><text:p text:style-name="Standard"><text:span text:style-name="Example">val properties = new Properties</text:span></text:p><text:p text:style-name="Standard"><text:span text:style-name="Example">properties.load(getClass.getResourceAsStream("/jdbc.properties"))</text:span></text:p><text:p text:style-name="Standard"><text:span text:style-name="Example">val dataSource = BasicDataSourceFactory.createDataSource(properties)</text:span></text:p></draw:text-box></draw:frame><text:span text:style-name="Example"/></text:p>
      <text:p text:style-name="Standard">We can now configure mapperDao:</text:p>
      <text:p text:style-name="Standard"><draw:frame draw:style-name="fr2" draw:name="Frame17" text:anchor-type="paragraph" fo:min-width="16.701cm" draw:z-index="16"><draw:text-box fo:min-height="2.773cm"><text:p text:style-name="Standard"><text:span text:style-name="Example">val entities = List(ProductEntity)</text:span></text:p><text:p text:style-name="Standard"><text:span text:style-name="Example">val (jdbc, mapperDao, queryDao) = Setup(“postgresql”, dataSource, entities)</text:span></text:p><text:p text:style-name="Standard"><text:span text:style-name="Example">val txM = Transaction.transactionManager(jdbc)</text:span></text:p></draw:text-box></draw:frame></text:p>
      <text:p text:style-name="Standard">jdbc:Jdbc can be used to query/update the database with sql/ddl. mapperDao:MapperDao can be used to insert/update/select/delete entities and queryDao to query for entities. TxM:PlatformTransactionManager takes care of transactions.</text:p>
      <text:p text:style-name="Standard"/>
      <text:h text:style-name="Heading_20_3" text:outline-level="3">Creating the model</text:h>
      <text:p text:style-name="Standard">Our initial model will start simple, lets map just the Product entity and later on we'll do more than that.</text:p>
      <text:p text:style-name="Standard"><draw:frame draw:style-name="fr2" draw:name="Frame16" text:anchor-type="paragraph" fo:min-width="16.701cm" draw:z-index="15"><draw:text-box fo:min-height="1.817cm"><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2" draw:name="Frame15" text:anchor-type="paragraph" fo:min-width="16.701cm" draw:z-index="14"><draw:text-box fo:min-height="2.773cm"><text:p text:style-name="Standard"><text:span text:style-name="Example">create table Product (</text:span></text:p><text:p text:style-name="Standard"><text:span text:style-name="Example"><text:tab/>id serial not null,</text:span></text:p><text:p text:style-name="Standard"><text:span text:style-name="Example"><text:tab/>title varchar(100) not null,</text:span></text:p><text:p text:style-name="Standard"><text:span text:style-name="Example"><text:tab/>description text not null,</text:span></text:p><text:p text:style-name="Standard"><text:span text:style-name="Example"><text:tab/>primary key(id)</text:span></text:p><text:p text:style-name="Standard"><text:span text:style-name="Example">)</text:span></text:p></draw:text-box></draw:frame><text:span text:style-name="Example"/></text:p>
      <text:p text:style-name="Standard"><text:soft-page-break/></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id but our domain class doesn't. The id is a property of the database. Only a persisted entity contains an id. And that's also how mapperdao works. When an entity is loaded from the database, it will acquire the id via the IntId trait. (or LongId for entities with long id but please note that this mechanism is extensible and new traits can be used). Alternatively, if the id is not autogenerated, then it can be a field of the domain class but for this example we will use autogenerated id's. 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MapperDao uses scala code to do the mapping. The mapping can be an object or a class and it is the equivalent of xml files for other orm's. It maps all the columns and also contains a constructor method which is responsible for constructing instances of the entity.</text:p>
      <text:p text:style-name="Standard"><draw:frame draw:style-name="fr2" draw:name="Frame14" text:anchor-type="paragraph" fo:min-width="16.701cm" draw:z-index="13"><draw:text-box fo:min-height="2.773cm"><text:p text:style-name="Standard"><text:span text:style-name="Example">import com.googlecode.mapperdao._</text:span></text:p><text:p text:style-name="Standard"><text:span text:style-name="Example"/></text:p><text:p text:style-name="Standard"><text:span text:style-name="Example">object ProductEntity extends Entity[IntId, Product](classOf[Product]) {</text:span></text:p><text:p text:style-name="Standard"><text:span text:style-name="Example"><text:tab/>val </text:span><text:span text:style-name="Example"><text:span text:style-name="T1">id</text:span></text:span><text:span text:style-name="Example"> = key("id") autogenerated (_.id)</text:span></text:p><text:p text:style-name="Standard"><text:span text:style-name="Example"><text:tab/>val </text:span><text:span text:style-name="Example"><text:span text:style-name="T1">title</text:span></text:span><text:span text:style-name="Example"> = column("title") to (_.title)</text:span></text:p><text:p text:style-name="Standard"><text:span text:style-name="Example"><text:tab/>val </text:span><text:span text:style-name="Example"><text:span text:style-name="T1">description</text:span></text:span><text:span text:style-name="Example"> = column("description") to (_.description)</text:span></text:p><text:p text:style-name="Standard"><text:span text:style-name="Example"><text:tab/></text:span></text:p><text:p text:style-name="Standard"><text:span text:style-name="Example"><text:tab/>def </text:span><text:span text:style-name="Example"><text:span text:style-name="T1">constructor</text:span></text:span><text:span text:style-name="Example">(implicit m) = new Product(title, description)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pan text:style-name="Example"/></text:p>
      <text:p text:style-name="Standard">The entity extends Entity[IntId,Product] for classOf[Product]. This means that the entity is of type [Product] but when loaded it is of type [Product with IntId]. IntId gives the 'id' field to the domain class.</text:p>
      <text:p text:style-name="Standard"/>
      <text:p text:style-name="Standard">The first mapping is the mapping of id column. It is an autogenerated key and it maps to Product.id column and Product.id field of Product class. The field is specified by the _.id function.</text:p>
      <text:p text:style-name="Standard"/>
      <text:p text:style-name="Standard"><text:span text:style-name="Example">val </text:span><text:span text:style-name="Example"><text:span text:style-name="T1">id</text:span></text:span><text:span text:style-name="Example"> = key("id") autogenerated (_.id)</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val </text:span><text:span text:style-name="Example"><text:span text:style-name="T1">title</text:span></text:span><text:span text:style-name="Example"> = column("title") to (_.title)</text:span></text:p>
      <text:p text:style-name="Standard"/>
      <text:p text:style-name="Standard">After the mapping of the description, the constructor definition follows:</text:p>
      <text:p text:style-name="Standard"/>
      <text:p text:style-name="Standard"><text:span text:style-name="Example">def </text:span><text:span text:style-name="Example"><text:span text:style-name="T1">constructor</text:span></text:span><text:span text:style-name="Example">(implicit m) = new Product(title, description) with IntId with Persisted {</text:span></text:p>
      <text:p text:style-name="Standard"><text:span text:style-name="Example"><text:tab/>val id: Int = ProductEntity.id</text:span></text:p>
      <text:p text:style-name="Standard"><text:span text:style-name="Example">}</text:span></text:p>
      <text:p text:style-name="Standard"><text:soft-page-break/><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text:p>
      <text:p text:style-name="Standard"/>
      <text:p text:style-name="Standard">The constructor creates a new Product with IntId with Persisted. <text:s/>Persisted is used internally by mapperdao to track changes to the instance. IntId is more interesting, it gives the instance the id field which gets it's value of the autogenerated id column. Later on when we insert the instance with val inserted=mapperDao.insert(ProductEntity,Product(“title”,”desc”)) , the inserted.id will contain the autogenerated id.</text:p>
      <text:p text:style-name="Standard"/>
      <text:p text:style-name="Standard">Now we are ready to use mapperdao to insert, select, update and delete the Product entity:</text:p>
      <text:p text:style-name="Standard"><draw:frame draw:style-name="fr2" draw:name="Frame13" text:anchor-type="paragraph" fo:min-width="16.701cm" draw:z-index="12"><draw:text-box fo:min-height="2.773cm"><text:p text:style-name="Standard"><text:span text:style-name="Example">val inserted=mapperDao.insert(ProductEntity,</text:span></text:p><text:p text:style-name="Standard"><text:span text:style-name="Example"><text:tab/><text:tab/><text:tab/><text:tab/><text:tab/><text:tab/><text:tab/>Product(“title”,”desc”))</text:span></text:p><text:p text:style-name="Standard"><text:span text:style-name="Example">println(inserted.id)</text:span></text:p><text:p text:style-name="Standard"><text:span text:style-name="Example">mapperDao.delete(ProductEntity,inserted)</text:span></text:p></draw:text-box></draw:frame></text:p>
      <text:p text:style-name="Standard">We can also create Dao's using the helper traits:</text:p>
      <text:p text:style-name="Standard"><draw:frame draw:style-name="fr2" draw:name="Frame12" text:anchor-type="paragraph" fo:min-width="2cm" draw:z-index="11"><draw:text-box fo:min-height="0.499cm"><text:p text:style-name="Standard"><text:span text:style-name="Example">abstract class ProductsDao extends TransactionalIntIdCRUD[Product] with IntIdAll[Product] {</text:span></text:p><text:p text:style-name="Standard"><text:span text:style-name="Example"><text:tab/>val entity = ProductEntity</text:span></text:p><text:p text:style-name="Standard"><text:span text:style-name="Example">}</text:span></text:p></draw:text-box></draw:frame><text:span text:style-name="Example"/></text:p>
      <text:p text:style-name="Standard">This not only creates a dao that can do CRUD but also can do queries (via the IntIdAll trait) and paginate the data. Of course it is not hard at all to replicate this functionality using queryDao and mapperDao, but the traits certainly help.</text:p>
      <text:p text:style-name="Standard"/>
      <text:p text:style-name="Standard">Now we can instantiate our dao and inject it's dependencies.</text:p>
      <text:p text:style-name="Standard"><draw:frame draw:style-name="fr2" draw:name="Frame11" text:anchor-type="paragraph" fo:min-width="2cm" draw:z-index="10"><draw:text-box fo:min-height="0.499cm"><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text:p>
      <text:p text:style-name="Standard"><draw:frame draw:style-name="fr2" draw:name="Frame10" text:anchor-type="paragraph" fo:min-width="2cm" draw:z-index="9"><draw:text-box fo:min-height="0.499cm"><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select(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IntId] now contains the 1</text:span><text:span text:style-name="Example"><text:span text:style-name="T2">st</text:span></text:span><text:span text:style-name="Example"> page of products, each page having 10 items.</text:span></text:p></draw:text-box></draw:frame><text:span text:style-name="Example"/></text:p>
      <text:p text:style-name="Standard"><text:soft-page-break/>We can also do all short of queries using the query DSL.</text:p>
      <text:p text:style-name="Standard"/>
      <text:p text:style-name="Standard"><draw:frame draw:style-name="fr2" draw:name="Frame9" text:anchor-type="paragraph" fo:min-width="2cm" draw:z-index="8"><draw:text-box fo:min-height="0.499cm"><text:p text:style-name="Standard"><text:span text:style-name="Example">import <text:s/>com.googlecode.mapperdao.Query._</text:span></text:p><text:p text:style-name="Standard"><text:span text:style-name="Example"/></text:p><text:p text:style-name="Standard"><text:span text:style-name="Example">val q=select from ProductEntity where ProductEntity.title like “jean”</text:span></text:p></draw:text-box></draw:frame></text:p>
      <text:p text:style-name="Standard"/>
      <text:p text:style-name="Standard">It might be better to alias ProductEntity so that our query is more readable:</text:p>
      <text:h text:style-name="Heading_20_3" text:outline-level="3"><draw:frame draw:style-name="fr2" draw:name="Frame8" text:anchor-type="paragraph" fo:min-width="2cm" draw:z-index="7"><draw:text-box fo:min-height="0.499cm"><text:p text:style-name="Standard"><text:span text:style-name="Example">val pe=ProductEntity</text:span></text:p><text:p text:style-name="Standard"><text:span text:style-name="Example">val q=select from pe where pe.title like “jean”</text:span></text:p><text:p text:style-name="Standard"><text:span text:style-name="Example"/></text:p><text:p text:style-name="Standard"><text:span text:style-name="Example">// … or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draw:text-box></draw:frame><text:span text:style-name="Example"/></text:h>
      <text:h text:style-name="Heading_20_3" text:outline-level="3">Extending the domain model</text:h>
      <text:p text:style-name="Standard">All our infrastructure is now in place and we can extend our domain model to include other product information. For a start, our products have attributes. Each product can have 1 or more attributes and attributes are shared by products. i.e. man products can have the attribute colour=red. We'll create this as a many-to-many relationship. Lets see our extended domain model:</text:p>
      <text:p text:style-name="Standard"><draw:frame draw:style-name="fr2" draw:name="Frame7" text:anchor-type="paragraph" fo:min-width="2cm" draw:z-index="6"><draw:text-box fo:min-height="0.499cm"><text:p text:style-name="Standard"><text:span text:style-name="Example">case class Product(</text:span></text:p><text:p text:style-name="Standard"><text:span text:style-name="Example"><text:tab/>val title: String,</text:span></text:p><text:p text:style-name="Standard"><text:span text:style-name="Example"><text:tab/>val description: String,</text:span></text:p><text:p text:style-name="Standard"><text:span text:style-name="Example"><text:tab/>val attributes: Set[Attribute]</text:span></text:p><text:p text:style-name="Standard"><text:span text:style-name="Example">}</text:span></text:p><text:p text:style-name="Standard"><text:span text:style-name="Example"/></text:p><text:p text:style-name="Standard"><text:span text:style-name="Example">case class Attribute(val name: String, val value: String)</text:span></text:p></draw:text-box></draw:frame></text:p>
      <text:p text:style-name="Standard">Ok, now our product contains Set of attributes. We would need to add the relevant tables to our database schema in order to create this many-to-many relationship.</text:p>
      <text:p text:style-name="Standard"><draw:frame draw:style-name="fr1" draw:name="Frame6" text:anchor-type="paragraph" fo:min-width="2cm" draw:z-index="5"><draw:text-box fo:min-height="0.499cm"><text:p text:style-name="Standard"><text:span text:style-name="Example">create table Attribut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Product_Attribut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soft-page-break/>Now we're ready to change the mappings to include this new relationship.</text:p>
      <text:p text:style-name="Standard"><draw:frame draw:style-name="fr1" draw:name="Frame5" text:anchor-type="paragraph" fo:min-width="2cm" draw:z-index="4"><draw:text-box fo:min-height="0.499cm"><text:p text:style-name="Standard"/><text:p text:style-name="Standard"><text:span text:style-name="Example">object ProductEntity extends Entity[IntId, Product](classOf[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 = new Product(title, description, <text:s/></text:span><text:span text:style-name="Example"><text:span text:style-name="T1">attribut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pan text:style-name="Example"/></text:p>
      <text:p text:style-name="Standard">Please notice the mapping of attributes using the AttributeEntity. A manytomany between Product and Attribute entities is declared and maps to _.attributes. If we don't specify column and join table names, mapperdao will map them using convention, this means <text:s/>the mapping will be via Product_Attribute table and product_id,attribute_id columns. Please see the wiki on how to customize those.</text:p>
      <text:p text:style-name="Standard"/>
      <text:p text:style-name="Standard">Finally, the new Attribute class needs it's own mapping:</text:p>
      <text:p text:style-name="Standard"><draw:frame draw:style-name="fr1" draw:name="Frame4" text:anchor-type="paragraph" fo:min-width="2cm" draw:z-index="3"><draw:text-box fo:min-height="0.499cm"><text:p text:style-name="Standard"><text:span text:style-name="Example">object AttributeEntity extends Entity[IntId, Attribute](classOf[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 = new Attribute(name, value) with IntId with Persisted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oft-page-break/><text:span text:style-name="Example"/></text:p>
      <text:p text:style-name="Standard">It will be useful to create a dao for attributes. This way we can add methods to get or create an attribute if it doesn't already exist into the database. That will come handy since we then can easily load/create attributes when we create/update our product catalogue.</text:p>
      <text:p text:style-name="Standard"><draw:frame draw:style-name="fr1" draw:name="Frame3" text:anchor-type="paragraph" fo:min-width="2cm" draw:z-index="2"><draw:text-box fo:min-height="0.499cm"><text:p text:style-name="Standard"><text:span text:style-name="Example">abstract class AttributesDao extends </text:span></text:p><text:p text:style-name="Standard"><text:span text:style-name="Example"><text:tab/><text:tab/>Transactional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text:span><text:span text:style-name="Example">AttributeEntity</text:span></text:p><text:p text:style-name="Standard"><text:span text:style-name="Example"/></text:p><text:p text:style-name="Standard"><text:span text:style-name="Example"><text:tab/></text:span><text:span text:style-name="Example"><text:span text:style-name="T1">def getOrCreate(name: String, value: String): Attribute</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The return value of create(Attribute(name, value)) is an Attribute with IntId.</text:p>
      <text:p text:style-name="Standard"/>
      <text:p text:style-name="Standard">Now we are ready to add and manipulate some products with attributes into our database.</text:p>
      <text:p text:style-name="Standard"><draw:frame draw:style-name="fr1" draw:name="Frame2" text:anchor-type="paragraph" fo:min-width="2cm" draw:z-index="1"><draw:text-box fo:min-height="0.499cm"><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 To do updates of </text:span></text:p><text:p text:style-name="Standard"><text:span text:style-name="Example">// immutable entities, mapperdao needs the old and the new value.</text:span></text:p><text:p text:style-name="Standard"><text:span text:style-name="Example">// The new value must be a modification of the old one. Here</text:span></text:p><text:p text:style-name="Standard"><text:span text:style-name="Example">// we use a Set(a1) instead of the original Set(a1,a2). This</text:span></text:p><text:p text:style-name="Standard"><text:span text:style-name="Example">// means that a2 will be removed from the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formance”,”slow”))</text:span></text:p></draw:text-box></draw:frame><text:soft-page-break/></text:p>
      <text:p text:style-name="Standard">Finally, having our entities sorted out, we can do various queries, always importing Query._ so that the query DSL is in scope:</text:p>
      <text:p text:style-name="Standard"/>
      <text:p text:style-name="Standard"><draw:frame draw:style-name="fr1" draw:name="Frame1" text:anchor-type="paragraph" fo:min-width="2cm" draw:z-index="0"><draw:text-box fo:min-height="0.499cm"><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IntId]</text:span></text:p><text:p text:style-name="Standard"><text:span text:style-name="Example">val l=queryDao.query(select from p) </text:span></text:p><text:p text:style-name="Standard"><text:span text:style-name="Example"/></text:p><text:p text:style-name="Standard"><text:span text:style-name="Example">// get a List[Product with IntId] containing 20 items starting from the 10nth row</text:span></text:p><text:p text:style-name="Standard"><text:span text:style-name="Example">val l=queryDao.query(QueryConfig(offset = Some(10), limit = Some(20)), 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select from p join (p, p.attributes, attr) 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select from p join (p, p.attributes, attr) orderBy (attr.value, asc, p.id, desc))</text:span></text:p></draw:text-box></draw:frame></text:p>
      <text:p text:style-name="Standard"><text:span text:style-name="Examp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Example" style:family="text">
      <style:text-properties style:font-name="DejaVu Sans Mono" fo:background-color="transparent" style:font-name-asian="WenQuanYi Micro Hei1"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1-12-30T23:28:28</dc:date>
    <dc:creator>Konstantinos Kougios</dc:creator>
    <meta:editing-duration>P1DT2H20M37S</meta:editing-duration>
    <meta:editing-cycles>135</meta:editing-cycles>
    <meta:generator>LibreOffice/3.4$Unix LibreOffice_project/340m1$Build-402</meta:generator>
    <meta:document-statistic meta:table-count="0" meta:image-count="0" meta:object-count="0" meta:page-count="7" meta:paragraph-count="174" meta:word-count="1735" meta:character-count="11612" meta:non-whitespace-character-count="9952"/>
  </office:meta>
</office:document-meta>
</file>